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sans-serif" svg:font-family="sans-serif"/>
    <style:font-face style:name="DejaVu Serif1" svg:font-family="'DejaVu Serif'" style:font-family-generic="roman"/>
    <style:font-face style:name="DejaVu Sans1" svg:font-family="'DejaVu Sans'" style:font-family-generic="swiss"/>
    <style:font-face style:name="Ubuntu" svg:font-family="Ubuntu" style:font-family-generic="swiss"/>
    <style:font-face style:name="DejaVu Sans3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erif2" svg:font-family="'DejaVu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表格1" style:family="table">
      <style:table-properties style:width="16.06cm" table:align="left"/>
    </style:style>
    <style:style style:name="表格1.A" style:family="table-column">
      <style:table-column-properties style:column-width="2.108cm"/>
    </style:style>
    <style:style style:name="表格1.B" style:family="table-column">
      <style:table-column-properties style:column-width="2.058cm"/>
    </style:style>
    <style:style style:name="表格1.D" style:family="table-column">
      <style:table-column-properties style:column-width="2.348cm"/>
    </style:style>
    <style:style style:name="表格1.E" style:family="table-column">
      <style:table-column-properties style:column-width="1.926cm"/>
    </style:style>
    <style:style style:name="表格1.F" style:family="table-column">
      <style:table-column-properties style:column-width="2.291cm"/>
    </style:style>
    <style:style style:name="表格1.G" style:family="table-column">
      <style:table-column-properties style:column-width="3.27cm"/>
    </style:style>
    <style:style style:name="表格1.A1" style:family="table-cell">
      <style:table-cell-properties style:vertical-align="middle" fo:background-color="transparent" fo:padding="0.049cm" fo:border-left="0.035cm solid #808080" fo:border-right="none" fo:border-top="0.035cm solid #808080" fo:border-bottom="0.035cm solid #808080">
        <style:background-image/>
      </style:table-cell-properties>
    </style:style>
    <style:style style:name="表格1.G1" style:family="table-cell">
      <style:table-cell-properties style:vertical-align="middle" fo:background-color="transparent" fo:padding="0.049cm" fo:border="0.035cm solid #808080">
        <style:background-image/>
      </style:table-cell-properties>
    </style:style>
    <style:style style:name="表格1.A2" style:family="table-cell">
      <style:table-cell-properties style:vertical-align="middle" fo:background-color="transparent" fo:padding="0.049cm" fo:border-left="0.035cm solid #808080" fo:border-right="none" fo:border-top="none" fo:border-bottom="0.035cm solid #808080">
        <style:background-image/>
      </style:table-cell-properties>
    </style:style>
    <style:style style:name="表格1.G2" style:family="table-cell">
      <style:table-cell-properties style:vertical-align="middle" fo:background-color="transparent" fo:padding="0.049cm" fo:border-left="0.035cm solid #808080" fo:border-right="0.035cm solid #808080" fo:border-top="none" fo:border-bottom="0.035cm solid #808080">
        <style:background-image/>
      </style:table-cell-properties>
    </style:style>
    <style:style style:name="P1" style:family="paragraph" style:parent-style-name="Standard">
      <style:text-properties style:font-name="DejaVu Serif"/>
    </style:style>
    <style:style style:name="P2" style:family="paragraph" style:parent-style-name="Standard">
      <style:text-properties style:font-name="DejaVu Serif" fo:font-weight="bold" style:font-weight-asian="bold" style:font-weight-complex="bold"/>
    </style:style>
    <style:style style:name="P3" style:family="paragraph" style:parent-style-name="Standard">
      <style:text-properties style:font-name="DejaVu Serif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DejaVu Serif" style:font-name-asian="DejaVu Sans2" style:font-name-complex="DejaVu Sans2"/>
    </style:style>
    <style:style style:name="P5" style:family="paragraph" style:parent-style-name="Standard">
      <style:text-properties style:font-name="DejaVu Serif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DejaVu Serif" officeooo:rsid="001ab786" officeooo:paragraph-rsid="001ab786"/>
    </style:style>
    <style:style style:name="P7" style:family="paragraph" style:parent-style-name="Standard">
      <style:text-properties style:font-name="DejaVu Serif" officeooo:paragraph-rsid="0031f0c5"/>
    </style:style>
    <style:style style:name="P8" style:family="paragraph" style:parent-style-name="Standard">
      <style:text-properties style:font-name="DejaVu Serif" officeooo:rsid="003024a7"/>
    </style:style>
    <style:style style:name="P9" style:family="paragraph" style:parent-style-name="Standard">
      <style:text-properties style:font-name="DejaVu Serif" officeooo:rsid="003024a7" officeooo:paragraph-rsid="003024a7"/>
    </style:style>
    <style:style style:name="P10" style:family="paragraph" style:parent-style-name="Standard">
      <style:text-properties style:font-name="DejaVu Serif" officeooo:rsid="0031f0c5" officeooo:paragraph-rsid="0031f0c5"/>
    </style:style>
    <style:style style:name="P11" style:family="paragraph" style:parent-style-name="Standard">
      <style:text-properties style:font-name="DejaVu Serif" officeooo:rsid="00331e61" officeooo:paragraph-rsid="0031f0c5"/>
    </style:style>
    <style:style style:name="P12" style:family="paragraph" style:parent-style-name="Standard">
      <style:text-properties style:font-name="DejaVu Serif" officeooo:rsid="0035a8c7" officeooo:paragraph-rsid="0035a8c7"/>
    </style:style>
    <style:style style:name="P13" style:family="paragraph" style:parent-style-name="Standard">
      <style:text-properties style:font-name="DejaVu Serif" officeooo:rsid="0035a8c7" officeooo:paragraph-rsid="0036c170"/>
    </style:style>
    <style:style style:name="P14" style:family="paragraph" style:parent-style-name="Standard">
      <style:text-properties style:font-name="DejaVu Serif" officeooo:rsid="0035a8c7" officeooo:paragraph-rsid="0037ddcf"/>
    </style:style>
    <style:style style:name="P15" style:family="paragraph" style:parent-style-name="Standard">
      <style:text-properties style:font-name="DejaVu Serif" officeooo:rsid="0036c170" officeooo:paragraph-rsid="0036c170"/>
    </style:style>
    <style:style style:name="P16" style:family="paragraph" style:parent-style-name="Standard">
      <style:text-properties style:font-name="DejaVu Serif" officeooo:rsid="003a31cd" officeooo:paragraph-rsid="0037ddcf"/>
    </style:style>
    <style:style style:name="P17" style:family="paragraph" style:parent-style-name="Standard">
      <style:text-properties style:font-name="DejaVu Serif" officeooo:rsid="003d2c3c" officeooo:paragraph-rsid="0037ddcf"/>
    </style:style>
    <style:style style:name="P18" style:family="paragraph" style:parent-style-name="Standard">
      <style:text-properties style:font-name="DejaVu Serif" officeooo:rsid="003d2c3c" officeooo:paragraph-rsid="003d2c3c"/>
    </style:style>
    <style:style style:name="P19" style:family="paragraph" style:parent-style-name="Standard">
      <style:text-properties style:font-name="DejaVu Serif" officeooo:rsid="003b2272" officeooo:paragraph-rsid="0037ddcf"/>
    </style:style>
    <style:style style:name="P20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1" style:family="paragraph" style:parent-style-name="Standard">
      <style:paragraph-properties fo:break-before="page"/>
      <style:text-properties style:font-name="DejaVu Serif"/>
    </style:style>
    <style:style style:name="P22" style:family="paragraph" style:parent-style-name="Standard">
      <style:paragraph-properties fo:margin-left="0cm" fo:margin-right="0cm" fo:text-indent="0.318cm" style:auto-text-indent="false"/>
      <style:text-properties style:font-name="DejaVu Serif"/>
    </style:style>
    <style:style style:name="P23" style:family="paragraph" style:parent-style-name="Standard">
      <style:paragraph-properties fo:margin-left="0cm" fo:margin-right="0cm" fo:text-indent="0.344cm" style:auto-text-indent="false"/>
      <style:text-properties style:font-name="DejaVu Serif"/>
    </style:style>
    <style:style style:name="P24" style:family="paragraph" style:parent-style-name="Standard">
      <style:paragraph-properties fo:margin-left="0cm" fo:margin-right="0cm" fo:text-indent="0.291cm" style:auto-text-indent="false"/>
      <style:text-properties style:font-name="DejaVu Serif"/>
    </style:style>
    <style:style style:name="P25" style:family="paragraph" style:parent-style-name="Standard">
      <style:paragraph-properties fo:margin-left="0cm" fo:margin-right="0cm" fo:text-indent="0.661cm" style:auto-text-indent="false">
        <style:tab-stops>
          <style:tab-stop style:position="0.714cm"/>
        </style:tab-stops>
      </style:paragraph-properties>
    </style:style>
    <style:style style:name="P26" style:family="paragraph" style:parent-style-name="Standard">
      <style:paragraph-properties fo:margin-left="0cm" fo:margin-right="0cm" fo:text-indent="0.661cm" style:auto-text-indent="false">
        <style:tab-stops>
          <style:tab-stop style:position="0.714cm"/>
        </style:tab-stops>
      </style:paragraph-properties>
      <style:text-properties style:font-name="DejaVu Serif"/>
    </style:style>
    <style:style style:name="P27" style:family="paragraph" style:parent-style-name="Standard">
      <style:paragraph-properties fo:margin-left="0cm" fo:margin-right="0cm" fo:text-indent="0.661cm" style:auto-text-indent="false">
        <style:tab-stops>
          <style:tab-stop style:position="0cm"/>
        </style:tab-stops>
      </style:paragraph-properties>
    </style:style>
    <style:style style:name="P28" style:family="paragraph" style:parent-style-name="Standard">
      <style:paragraph-properties fo:margin-left="0cm" fo:margin-right="0cm" fo:text-indent="0.741cm" style:auto-text-indent="false"/>
      <style:text-properties style:font-name="DejaVu Serif"/>
    </style:style>
    <style:style style:name="P29" style:family="paragraph" style:parent-style-name="Standard">
      <style:paragraph-properties fo:margin-left="0cm" fo:margin-right="0cm" fo:text-indent="0.741cm" style:auto-text-indent="false"/>
      <style:text-properties style:font-name="DejaVu Serif" fo:font-weight="bold" style:font-weight-asian="bold" style:font-weight-complex="bold"/>
    </style:style>
    <style:style style:name="P30" style:family="paragraph" style:parent-style-name="Standard">
      <style:paragraph-properties fo:margin-left="0cm" fo:margin-right="0cm" fo:text-indent="0.741cm" style:auto-text-indent="false"/>
      <style:text-properties style:font-name="DejaVu Serif" fo:font-weight="bold" officeooo:rsid="001ab786" officeooo:paragraph-rsid="001ab786" style:font-weight-asian="bold" style:font-weight-complex="bold"/>
    </style:style>
    <style:style style:name="P31" style:family="paragraph" style:parent-style-name="Standard">
      <style:paragraph-properties fo:margin-left="0cm" fo:margin-right="0cm" fo:text-indent="0.741cm" style:auto-text-indent="false"/>
      <style:text-properties style:font-name="DejaVu Serif" officeooo:paragraph-rsid="001ab786"/>
    </style:style>
    <style:style style:name="P32" style:family="paragraph" style:parent-style-name="Standard">
      <style:paragraph-properties fo:margin-left="0cm" fo:margin-right="0cm" fo:text-indent="0.741cm" style:auto-text-indent="false"/>
      <style:text-properties style:font-name="DejaVu Serif" officeooo:rsid="001ab786"/>
    </style:style>
    <style:style style:name="P33" style:family="paragraph" style:parent-style-name="Standard">
      <style:paragraph-properties fo:margin-left="0cm" fo:margin-right="0cm" fo:text-indent="0.741cm" style:auto-text-indent="false"/>
      <style:text-properties style:font-name="DejaVu Serif" officeooo:rsid="001ab786" officeooo:paragraph-rsid="001ab786"/>
    </style:style>
    <style:style style:name="P34" style:family="paragraph" style:parent-style-name="Standard">
      <style:paragraph-properties fo:margin-left="0cm" fo:margin-right="0cm" fo:text-indent="0.741cm" style:auto-text-indent="false"/>
      <style:text-properties style:font-name="DejaVu Serif" officeooo:rsid="0035a8c7" officeooo:paragraph-rsid="0037ddcf"/>
    </style:style>
    <style:style style:name="P35" style:family="paragraph" style:parent-style-name="Standard">
      <style:paragraph-properties fo:margin-left="0cm" fo:margin-right="0cm" fo:text-indent="0.741cm" style:auto-text-indent="false"/>
      <style:text-properties style:font-name="DejaVu Serif" officeooo:rsid="003d2c3c" officeooo:paragraph-rsid="004d605e"/>
    </style:style>
    <style:style style:name="P36" style:family="paragraph" style:parent-style-name="Standard">
      <style:paragraph-properties fo:margin-left="0cm" fo:margin-right="0cm" fo:text-indent="0.741cm" style:auto-text-indent="false"/>
      <style:text-properties style:font-name="DejaVu Serif" officeooo:rsid="004d605e" officeooo:paragraph-rsid="004d605e"/>
    </style:style>
    <style:style style:name="P37" style:family="paragraph" style:parent-style-name="Standard">
      <style:paragraph-properties fo:margin-left="0cm" fo:margin-right="0cm" fo:text-indent="0.741cm" style:auto-text-indent="false"/>
      <style:text-properties style:font-name="DejaVu Serif" officeooo:rsid="004ef810" officeooo:paragraph-rsid="004ef810"/>
    </style:style>
    <style:style style:name="P38" style:family="paragraph" style:parent-style-name="Standard">
      <style:paragraph-properties fo:margin-left="0cm" fo:margin-right="0cm" fo:text-indent="0.741cm" style:auto-text-indent="false"/>
      <style:text-properties style:font-name="DejaVu Serif" officeooo:rsid="004f43ba" officeooo:paragraph-rsid="004f43ba"/>
    </style:style>
    <style:style style:name="P39" style:family="paragraph" style:parent-style-name="Text_20_body">
      <style:paragraph-properties fo:margin-left="0cm" fo:margin-right="0cm" fo:text-indent="0.741cm" style:auto-text-indent="false"/>
      <style:text-properties fo:font-variant="normal" fo:text-transform="none" style:use-window-font-color="true" style:font-name="DejaVu Sans" fo:font-size="10.5pt" fo:letter-spacing="normal" officeooo:paragraph-rsid="0042e27e" style:font-name-asian="DejaVu Sans" style:font-size-asian="10.5pt" style:font-style-asian="normal" style:font-weight-asian="normal" style:font-size-complex="10.5pt"/>
    </style:style>
    <style:style style:name="P40" style:family="paragraph" style:parent-style-name="Text_20_body">
      <style:paragraph-properties fo:margin-left="0cm" fo:margin-right="0cm" fo:text-indent="0.741cm" style:auto-text-indent="false"/>
      <style:text-properties fo:font-variant="normal" fo:text-transform="none" style:use-window-font-color="true" style:font-name="DejaVu Sans" fo:font-size="10.5pt" fo:letter-spacing="normal" officeooo:paragraph-rsid="0042e27e" style:font-name-asian="DejaVu Sans" style:font-size-asian="10.5pt" style:font-size-complex="10.5pt"/>
    </style:style>
    <style:style style:name="P41" style:family="paragraph" style:parent-style-name="Standard">
      <style:paragraph-properties fo:margin-left="0cm" fo:margin-right="0cm" fo:text-indent="0.714cm" style:auto-text-indent="false"/>
      <style:text-properties style:font-name="DejaVu Serif"/>
    </style:style>
    <style:style style:name="P42" style:family="paragraph" style:parent-style-name="Standard">
      <style:paragraph-properties fo:margin-left="0cm" fo:margin-right="0cm" fo:text-indent="0.714cm" style:auto-text-indent="false"/>
      <style:text-properties style:font-name="DejaVu Serif" officeooo:rsid="0022193f"/>
    </style:style>
    <style:style style:name="P43" style:family="paragraph" style:parent-style-name="Standard">
      <style:paragraph-properties fo:margin-left="0cm" fo:margin-right="0cm" fo:text-indent="0.714cm" style:auto-text-indent="false"/>
      <style:text-properties style:font-name="DejaVu Serif" officeooo:rsid="003d2c3c" officeooo:paragraph-rsid="003d2c3c"/>
    </style:style>
    <style:style style:name="P44" style:family="paragraph" style:parent-style-name="Standard">
      <style:paragraph-properties fo:margin-left="0cm" fo:margin-right="0cm" fo:text-indent="0.714cm" style:auto-text-indent="false"/>
      <style:text-properties style:font-name="DejaVu Serif" officeooo:rsid="003d2c3c" officeooo:paragraph-rsid="004d1d71"/>
    </style:style>
    <style:style style:name="P45" style:family="paragraph" style:parent-style-name="Standard">
      <style:paragraph-properties fo:margin-left="0cm" fo:margin-right="0cm" fo:text-indent="0.714cm" style:auto-text-indent="false"/>
      <style:text-properties style:font-name="DejaVu Serif" officeooo:rsid="003d2c3c" officeooo:paragraph-rsid="00504238"/>
    </style:style>
    <style:style style:name="P46" style:family="paragraph" style:parent-style-name="Standard">
      <style:paragraph-properties fo:margin-left="0cm" fo:margin-right="0cm" fo:text-indent="0.714cm" style:auto-text-indent="false"/>
      <style:text-properties style:font-name="DejaVu Serif" officeooo:rsid="00504238" officeooo:paragraph-rsid="00504238"/>
    </style:style>
    <style:style style:name="P47" style:family="paragraph" style:parent-style-name="Standard">
      <style:paragraph-properties fo:margin-left="0cm" fo:margin-right="0cm" fo:text-indent="0.714cm" style:auto-text-indent="false"/>
      <style:text-properties style:font-name="DejaVu Serif" officeooo:rsid="0050f811" officeooo:paragraph-rsid="00504238"/>
    </style:style>
    <style:style style:name="P48" style:family="paragraph" style:parent-style-name="Standard">
      <style:paragraph-properties fo:margin-left="0cm" fo:margin-right="0cm" fo:text-indent="0.767cm" style:auto-text-indent="false"/>
      <style:text-properties style:font-name="DejaVu Serif"/>
    </style:style>
    <style:style style:name="P49" style:family="paragraph" style:parent-style-name="Text_20_body">
      <style:paragraph-properties fo:margin-left="0cm" fo:margin-right="0cm" fo:text-indent="0.767cm" style:auto-text-indent="false"/>
      <style:text-properties officeooo:paragraph-rsid="004597c0"/>
    </style:style>
    <style:style style:name="P50" style:family="paragraph" style:parent-style-name="Text_20_body">
      <style:paragraph-properties fo:margin-left="0cm" fo:margin-right="0cm" fo:text-indent="0.767cm" style:auto-text-indent="false"/>
      <style:text-properties fo:font-variant="normal" fo:text-transform="none" fo:color="#000000" style:font-name="DejaVu Sans" fo:font-size="10.5pt" fo:letter-spacing="normal" fo:font-style="normal" fo:font-weight="normal" officeooo:rsid="0035a8c7" officeooo:paragraph-rsid="004597c0" style:font-name-asian="DejaVu Sans" style:font-size-asian="10.5pt" style:font-style-asian="normal" style:font-weight-asian="normal" style:font-size-complex="10.5pt"/>
    </style:style>
    <style:style style:name="P51" style:family="paragraph" style:parent-style-name="Text_20_body">
      <style:paragraph-properties fo:margin-left="0cm" fo:margin-right="0cm" fo:text-indent="0.767cm" style:auto-text-indent="false"/>
      <style:text-properties fo:font-variant="normal" fo:text-transform="none" fo:color="#000000" style:font-name="DejaVu Sans" fo:font-size="10.5pt" fo:letter-spacing="normal" officeooo:paragraph-rsid="004597c0" style:font-name-asian="DejaVu Sans" style:font-size-asian="10.5pt" style:font-style-asian="normal" style:font-weight-asian="normal" style:font-size-complex="10.5pt"/>
    </style:style>
    <style:style style:name="P52" style:family="paragraph" style:parent-style-name="Standard">
      <style:paragraph-properties fo:margin-left="0cm" fo:margin-right="0cm" fo:text-indent="0.026cm" style:auto-text-indent="false"/>
      <style:text-properties style:font-name="DejaVu Serif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DejaVu Serif" officeooo:paragraph-rsid="00221af2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DejaVu Serif" officeooo:paragraph-rsid="0024bfd3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DejaVu Serif" officeooo:paragraph-rsid="002849ff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DejaVu Serif" officeooo:rsid="00221af2" officeooo:paragraph-rsid="00221af2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DejaVu Serif" officeooo:rsid="002849ff" officeooo:paragraph-rsid="002849ff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DejaVu Serif" officeooo:rsid="0028a379" officeooo:paragraph-rsid="002849ff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DejaVu Serif" officeooo:rsid="004bdeb4" officeooo:paragraph-rsid="0037ddcf"/>
    </style:style>
    <style:style style:name="P60" style:family="paragraph" style:parent-style-name="Table_20_Contents">
      <style:paragraph-properties fo:margin-left="0cm" fo:margin-right="0cm" fo:margin-top="0cm" fo:margin-bottom="0cm" fo:line-height="139%" fo:text-align="start" style:justify-single-word="false" fo:text-indent="0cm" style:auto-text-indent="false" fo:padding="0cm" fo:border="none"/>
      <style:text-properties style:font-size-asian="12pt"/>
    </style:style>
    <style:style style:name="P61" style:family="paragraph" style:parent-style-name="Table_20_Contents">
      <style:paragraph-properties fo:margin-left="0cm" fo:margin-right="0cm" fo:margin-top="0cm" fo:margin-bottom="0cm" fo:line-height="139%" fo:text-align="start" style:justify-single-word="false" fo:text-indent="0cm" style:auto-text-indent="false" fo:padding="0cm" fo:border="none"/>
      <style:text-properties fo:font-size="12pt"/>
    </style:style>
    <style:style style:name="P62" style:family="paragraph" style:parent-style-name="Table_20_Contents">
      <style:paragraph-properties fo:margin-left="0cm" fo:margin-right="0cm" fo:margin-top="0cm" fo:margin-bottom="0cm" fo:line-height="139%" fo:text-align="start" style:justify-single-word="false" fo:text-indent="0cm" style:auto-text-indent="false" fo:padding="0cm" fo:border="none"/>
    </style:style>
    <style:style style:name="P63" style:family="paragraph" style:parent-style-name="Table_20_Contents">
      <style:paragraph-properties fo:margin-left="0cm" fo:margin-right="0cm" fo:margin-top="0.132cm" fo:margin-bottom="0.132cm" fo:text-align="start" style:justify-single-word="false" fo:text-indent="0cm" style:auto-text-indent="false" fo:padding="0cm" fo:border="none"/>
    </style:style>
    <style:style style:name="P64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000000" style:font-name="DejaVu Serif" fo:letter-spacing="normal" officeooo:rsid="004bdeb4" officeooo:paragraph-rsid="0037ddcf" style:font-name-asian="Arial" style:font-size-asian="10.5pt" style:font-style-asian="normal" style:font-weight-asian="normal"/>
    </style:style>
    <style:style style:name="P65" style:family="paragraph" style:parent-style-name="Text_20_body">
      <style:text-properties fo:font-variant="normal" fo:text-transform="none" fo:color="#000000" style:font-name="DejaVu Serif" fo:letter-spacing="normal" officeooo:rsid="0036c170" officeooo:paragraph-rsid="0036c170" style:font-name-asian="sans-serif" style:font-size-asian="11.25pt" style:font-style-asian="normal" style:font-weight-asian="normal"/>
    </style:style>
    <style:style style:name="P66" style:family="paragraph" style:parent-style-name="Text_20_body">
      <style:text-properties fo:font-variant="normal" fo:text-transform="none" fo:color="#000000" style:font-name="DejaVu Sans" fo:font-size="10.5pt" fo:letter-spacing="normal" fo:font-weight="bold" officeooo:rsid="004597c0" officeooo:paragraph-rsid="004597c0" style:font-name-asian="DejaVu Sans" style:font-size-asian="10.5pt" style:font-style-asian="normal" style:font-weight-asian="bold" style:font-size-complex="10.5pt" style:font-weight-complex="bold"/>
    </style:style>
    <style:style style:name="P67" style:family="paragraph" style:parent-style-name="Standard">
      <style:paragraph-properties fo:margin-left="0cm" fo:margin-right="0cm" fo:text-indent="0.45cm" style:auto-text-indent="false"/>
      <style:text-properties style:font-name="DejaVu Serif" officeooo:rsid="0041d51d" officeooo:paragraph-rsid="0041d51d"/>
    </style:style>
    <style:style style:name="P68" style:family="paragraph" style:parent-style-name="Standard">
      <style:paragraph-properties fo:margin-left="0cm" fo:margin-right="0cm" fo:text-indent="0.45cm" style:auto-text-indent="false"/>
      <style:text-properties style:font-name="DejaVu Serif" officeooo:rsid="0035a8c7" officeooo:paragraph-rsid="0037ddcf"/>
    </style:style>
    <style:style style:name="P69" style:family="paragraph" style:parent-style-name="Standard">
      <style:paragraph-properties fo:margin-left="0cm" fo:margin-right="0cm" fo:text-indent="0.45cm" style:auto-text-indent="false"/>
      <style:text-properties style:font-name="DejaVu Serif" officeooo:rsid="0036c170" officeooo:paragraph-rsid="0036c170"/>
    </style:style>
    <style:style style:name="P70" style:family="paragraph" style:parent-style-name="Standard">
      <style:paragraph-properties fo:margin-left="0cm" fo:margin-right="0cm" fo:text-indent="0.45cm" style:auto-text-indent="false"/>
      <style:text-properties style:font-name="DejaVu Serif" officeooo:rsid="003709cd" officeooo:paragraph-rsid="0036c170"/>
    </style:style>
    <style:style style:name="P71" style:family="paragraph" style:parent-style-name="Standard">
      <style:paragraph-properties fo:margin-left="0cm" fo:margin-right="0cm" fo:text-indent="0.45cm" style:auto-text-indent="false"/>
      <style:text-properties style:font-name="DejaVu Serif" officeooo:rsid="004bdeb4" officeooo:paragraph-rsid="0037ddcf"/>
    </style:style>
    <style:style style:name="P72" style:family="paragraph" style:parent-style-name="Standard">
      <style:paragraph-properties fo:margin-left="0cm" fo:margin-right="0cm" fo:text-indent="1.191cm" style:auto-text-indent="false"/>
      <style:text-properties style:font-name="DejaVu Serif" officeooo:rsid="0041d51d" officeooo:paragraph-rsid="0041d51d"/>
    </style:style>
    <style:style style:name="P73" style:family="paragraph" style:parent-style-name="Standard">
      <style:paragraph-properties fo:margin-left="0cm" fo:margin-right="0cm" fo:text-indent="1.191cm" style:auto-text-indent="false"/>
      <style:text-properties style:font-name="DejaVu Serif" officeooo:rsid="0035a8c7" officeooo:paragraph-rsid="0041d51d"/>
    </style:style>
    <style:style style:name="P74" style:family="paragraph" style:parent-style-name="Preformatted_20_Text">
      <style:paragraph-properties fo:margin-left="0cm" fo:margin-right="0cm" fo:text-indent="1.191cm" style:auto-text-indent="false"/>
      <style:text-properties fo:font-variant="normal" fo:text-transform="none" fo:color="#000000" style:font-name="DejaVu Serif" fo:letter-spacing="normal" officeooo:rsid="004bdeb4" officeooo:paragraph-rsid="0037ddcf" style:font-name-asian="Arial" style:font-size-asian="10.5pt" style:font-style-asian="normal" style:font-weight-asian="normal"/>
    </style:style>
    <style:style style:name="P75" style:family="paragraph" style:parent-style-name="Standard">
      <style:paragraph-properties fo:margin-left="0cm" fo:margin-right="0cm" fo:text-indent="1.217cm" style:auto-text-indent="false">
        <style:tab-stops/>
      </style:paragraph-properties>
      <style:text-properties style:font-name="DejaVu Serif" officeooo:rsid="0036c170" officeooo:paragraph-rsid="0036c170"/>
    </style:style>
    <style:style style:name="P76" style:family="paragraph" style:parent-style-name="Standard">
      <style:paragraph-properties fo:margin-left="0cm" fo:margin-right="0cm" fo:text-indent="1.217cm" style:auto-text-indent="false">
        <style:tab-stops/>
      </style:paragraph-properties>
      <style:text-properties style:font-name="DejaVu Serif" officeooo:rsid="0035a8c7" officeooo:paragraph-rsid="0036c170"/>
    </style:style>
    <style:style style:name="P77" style:family="paragraph" style:parent-style-name="Standard">
      <style:paragraph-properties fo:margin-left="0cm" fo:margin-right="0cm" fo:text-indent="1.244cm" style:auto-text-indent="false"/>
      <style:text-properties style:font-name="DejaVu Serif" officeooo:rsid="0037ddcf" officeooo:paragraph-rsid="0037ddcf"/>
    </style:style>
    <style:style style:name="P78" style:family="paragraph" style:parent-style-name="Standard">
      <style:paragraph-properties fo:margin-left="0cm" fo:margin-right="0cm" fo:text-indent="1.244cm" style:auto-text-indent="false"/>
      <style:text-properties style:font-name="DejaVu Serif" officeooo:rsid="0035a8c7" officeooo:paragraph-rsid="0037ddcf"/>
    </style:style>
    <style:style style:name="P79" style:family="paragraph" style:parent-style-name="Standard">
      <style:paragraph-properties fo:margin-left="0cm" fo:margin-right="0cm" fo:text-indent="1.27cm" style:auto-text-indent="false"/>
      <style:text-properties style:font-name="DejaVu Serif" officeooo:rsid="004bdeb4" officeooo:paragraph-rsid="0037ddcf"/>
    </style:style>
    <style:style style:name="P80" style:family="paragraph" style:parent-style-name="Standard">
      <style:paragraph-properties fo:margin-left="0cm" fo:margin-right="0cm" fo:text-indent="0.45cm" style:auto-text-indent="false"/>
      <style:text-properties style:font-name="DejaVu Serif" officeooo:rsid="003a31cd" officeooo:paragraph-rsid="0037ddcf"/>
    </style:style>
    <style:style style:name="P81" style:family="paragraph" style:parent-style-name="Standard">
      <style:paragraph-properties fo:margin-left="0cm" fo:margin-right="0cm" fo:text-indent="0.741cm" style:auto-text-indent="false"/>
      <style:text-properties style:font-name="DejaVu Serif" officeooo:rsid="003d2c3c" officeooo:paragraph-rsid="0037ddcf"/>
    </style:style>
    <style:style style:name="P82" style:family="paragraph" style:parent-style-name="Standard">
      <style:text-properties style:font-name="DejaVu Serif" officeooo:rsid="0036c170" officeooo:paragraph-rsid="0036c170"/>
    </style:style>
    <style:style style:name="P83" style:family="paragraph" style:parent-style-name="Standard">
      <style:text-properties style:font-name="DejaVu Serif" officeooo:rsid="0036c170" officeooo:paragraph-rsid="005870c7"/>
    </style:style>
    <style:style style:name="P84" style:family="paragraph" style:parent-style-name="Standard">
      <style:text-properties style:font-name="DejaVu Serif" officeooo:rsid="0036c170" officeooo:paragraph-rsid="00593ee9"/>
    </style:style>
    <style:style style:name="P85" style:family="paragraph" style:parent-style-name="Standard">
      <style:text-properties style:font-name="DejaVu Serif" officeooo:rsid="0036c170" officeooo:paragraph-rsid="005966e8"/>
    </style:style>
    <style:style style:name="P86" style:family="paragraph" style:parent-style-name="Standard">
      <style:text-properties style:font-name="DejaVu Serif" officeooo:rsid="0036c170" officeooo:paragraph-rsid="005b5cf0"/>
    </style:style>
    <style:style style:name="P87" style:family="paragraph" style:parent-style-name="Text_20_body" style:list-style-name="L1">
      <style:paragraph-properties fo:margin-left="0cm" fo:margin-right="0cm" fo:margin-top="0cm" fo:margin-bottom="0cm" style:line-height-at-least="0.582cm" fo:orphans="2" fo:widows="2" fo:text-indent="0.767cm" style:auto-text-indent="false" fo:padding="0cm" fo:border="none"/>
    </style:style>
    <style:style style:name="P8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DejaVu Serif1"/>
    </style:style>
    <style:style style:name="T2" style:family="text">
      <style:text-properties style:font-name="DejaVu Serif"/>
    </style:style>
    <style:style style:name="T3" style:family="text">
      <style:text-properties style:font-name="DejaVu Sans1"/>
    </style:style>
    <style:style style:name="T4" style:family="text">
      <style:text-properties style:font-name="DejaVu Sans1" style:font-name-asian="DejaVu Sans1" style:font-name-complex="DejaVu Sans1"/>
    </style:style>
    <style:style style:name="T5" style:family="text">
      <style:text-properties style:font-name-asian="DejaVu Sans2" style:font-name-complex="DejaVu Sans2"/>
    </style:style>
    <style:style style:name="T6" style:family="text">
      <style:text-properties officeooo:rsid="001ab786"/>
    </style:style>
    <style:style style:name="T7" style:family="text">
      <style:text-properties officeooo:rsid="001c90cf"/>
    </style:style>
    <style:style style:name="T8" style:family="text">
      <style:text-properties officeooo:rsid="001e5299"/>
    </style:style>
    <style:style style:name="T9" style:family="text">
      <style:text-properties officeooo:rsid="0022193f"/>
    </style:style>
    <style:style style:name="T10" style:family="text">
      <style:text-properties officeooo:rsid="00221af2"/>
    </style:style>
    <style:style style:name="T11" style:family="text">
      <style:text-properties officeooo:rsid="0023e11c"/>
    </style:style>
    <style:style style:name="T12" style:family="text">
      <style:text-properties officeooo:rsid="0024bfd3"/>
    </style:style>
    <style:style style:name="T13" style:family="text">
      <style:text-properties officeooo:rsid="0025db01"/>
    </style:style>
    <style:style style:name="T14" style:family="text">
      <style:text-properties officeooo:rsid="002723ad"/>
    </style:style>
    <style:style style:name="T15" style:family="text">
      <style:text-properties officeooo:rsid="002849ff"/>
    </style:style>
    <style:style style:name="T16" style:family="text">
      <style:text-properties officeooo:rsid="0028a379"/>
    </style:style>
    <style:style style:name="T17" style:family="text">
      <style:text-properties officeooo:rsid="002a682d"/>
    </style:style>
    <style:style style:name="T18" style:family="text">
      <style:text-properties officeooo:rsid="002b20b9"/>
    </style:style>
    <style:style style:name="T19" style:family="text">
      <style:text-properties officeooo:rsid="002b6050"/>
    </style:style>
    <style:style style:name="T20" style:family="text">
      <style:text-properties officeooo:rsid="002bba5b"/>
    </style:style>
    <style:style style:name="T21" style:family="text">
      <style:text-properties officeooo:rsid="002d2330"/>
    </style:style>
    <style:style style:name="T22" style:family="text">
      <style:text-properties officeooo:rsid="002e1d81"/>
    </style:style>
    <style:style style:name="T23" style:family="text">
      <style:text-properties officeooo:rsid="002ec533"/>
    </style:style>
    <style:style style:name="T24" style:family="text">
      <style:text-properties fo:font-size="12pt"/>
    </style:style>
    <style:style style:name="T25" style:family="text">
      <style:text-properties style:font-size-asian="12pt"/>
    </style:style>
    <style:style style:name="T26" style:family="text">
      <style:text-properties officeooo:rsid="0031f0c5"/>
    </style:style>
    <style:style style:name="T27" style:family="text">
      <style:text-properties officeooo:rsid="00331e61"/>
    </style:style>
    <style:style style:name="T28" style:family="text">
      <style:text-properties officeooo:rsid="0033496b"/>
    </style:style>
    <style:style style:name="T29" style:family="text">
      <style:text-properties officeooo:rsid="0033ad04"/>
    </style:style>
    <style:style style:name="T30" style:family="text">
      <style:text-properties officeooo:rsid="0036c170"/>
    </style:style>
    <style:style style:name="T31" style:family="text">
      <style:text-properties officeooo:rsid="003709cd"/>
    </style:style>
    <style:style style:name="T32" style:family="text">
      <style:text-properties officeooo:rsid="0037ddcf"/>
    </style:style>
    <style:style style:name="T33" style:family="text">
      <style:text-properties officeooo:rsid="003a31cd"/>
    </style:style>
    <style:style style:name="T34" style:family="text">
      <style:text-properties officeooo:rsid="003b2272"/>
    </style:style>
    <style:style style:name="T35" style:family="text">
      <style:text-properties officeooo:rsid="003d2c3c"/>
    </style:style>
    <style:style style:name="T36" style:family="text">
      <style:text-properties officeooo:rsid="0041d51d"/>
    </style:style>
    <style:style style:name="T37" style:family="text">
      <style:text-properties officeooo:rsid="0042a97d"/>
    </style:style>
    <style:style style:name="T38" style:family="text">
      <style:text-properties style:font-weight-asian="bold"/>
    </style:style>
    <style:style style:name="T39" style:family="text">
      <style:text-properties officeooo:rsid="0036c170" style:font-weight-asian="bold"/>
    </style:style>
    <style:style style:name="T40" style:family="text">
      <style:text-properties fo:font-style="normal" fo:font-weight="normal"/>
    </style:style>
    <style:style style:name="T41" style:family="text">
      <style:text-properties style:font-style-asian="normal" style:font-weight-asian="bold"/>
    </style:style>
    <style:style style:name="T42" style:family="text">
      <style:text-properties style:font-style-asian="normal" style:font-weight-asian="normal"/>
    </style:style>
    <style:style style:name="T43" style:family="text">
      <style:text-properties officeooo:rsid="004ae9f8" style:font-style-asian="normal" style:font-weight-asian="normal"/>
    </style:style>
    <style:style style:name="T44" style:family="text">
      <style:text-properties fo:font-variant="normal" fo:text-transform="none" fo:color="#000000" style:font-name="DejaVu Sans" fo:font-size="10.5pt" fo:letter-spacing="normal" style:font-name-asian="DejaVu Sans" style:font-size-asian="10.5pt" style:font-style-asian="normal" style:font-weight-asian="normal" style:font-size-complex="10.5pt"/>
    </style:style>
    <style:style style:name="T45" style:family="text">
      <style:text-properties fo:font-variant="normal" fo:text-transform="none" fo:color="#000000" style:font-name="DejaVu Sans" fo:font-size="10.5pt" fo:letter-spacing="normal" officeooo:rsid="0036c170" style:font-name-asian="DejaVu Sans" style:font-size-asian="10.5pt" style:font-style-asian="normal" style:font-weight-asian="normal" style:font-size-complex="10.5pt"/>
    </style:style>
    <style:style style:name="T46" style:family="text">
      <style:text-properties fo:font-variant="normal" fo:text-transform="none" fo:color="#000000" style:font-name="DejaVu Sans" fo:font-size="10.5pt" fo:letter-spacing="normal" fo:font-style="normal" fo:font-weight="normal" officeooo:rsid="0036c170" style:font-name-asian="DejaVu Sans" style:font-size-asian="10.5pt" style:font-size-complex="10.5pt"/>
    </style:style>
    <style:style style:name="T47" style:family="text">
      <style:text-properties fo:font-variant="normal" fo:text-transform="none" fo:color="#0645ad" style:text-line-through-style="none" style:font-name="DejaVu Sans" fo:font-size="10.5pt" fo:letter-spacing="normal" style:text-underline-style="none" style:text-blinking="false" style:font-name-asian="DejaVu Sans" style:font-size-asian="10.5pt" style:font-style-asian="normal" style:font-weight-asian="normal" style:font-size-complex="10.5pt"/>
    </style:style>
    <style:style style:name="T48" style:family="text">
      <style:text-properties fo:font-variant="normal" fo:text-transform="none" fo:color="#0645ad" style:text-line-through-style="none" style:font-name="DejaVu Sans" fo:font-size="10.5pt" fo:letter-spacing="normal" style:text-underline-style="none" officeooo:rsid="0036c170" style:text-blinking="false" style:font-name-asian="DejaVu Sans" style:font-size-asian="10.5pt" style:font-style-asian="normal" style:font-weight-asian="normal" style:font-size-complex="10.5pt"/>
    </style:style>
    <style:style style:name="T49" style:family="text">
      <style:text-properties fo:font-variant="normal" fo:text-transform="none" fo:color="#0645ad" style:text-line-through-style="none" style:font-name="DejaVu Sans" fo:font-size="10.5pt" fo:letter-spacing="normal" fo:font-style="normal" style:text-underline-style="none" fo:font-weight="normal" style:text-blinking="false" style:font-name-asian="DejaVu Sans" style:font-size-asian="10.5pt" style:font-size-complex="10.5pt"/>
    </style:style>
    <style:style style:name="T50" style:family="text">
      <style:text-properties fo:font-variant="normal" fo:text-transform="none" fo:color="#cc2200" style:text-line-through-style="none" style:font-name="DejaVu Sans" fo:font-size="10.5pt" fo:letter-spacing="normal" style:text-underline-style="none" style:text-blinking="false" style:font-name-asian="DejaVu Sans" style:font-size-asian="10.5pt" style:font-style-asian="normal" style:font-weight-asian="normal" style:font-size-complex="10.5pt"/>
    </style:style>
    <style:style style:name="T51" style:family="text">
      <style:text-properties officeooo:rsid="004bdeb4"/>
    </style:style>
    <style:style style:name="T52" style:family="text">
      <style:text-properties officeooo:rsid="004d605e"/>
    </style:style>
    <style:style style:name="T53" style:family="text">
      <style:text-properties officeooo:rsid="004ef810"/>
    </style:style>
    <style:style style:name="T54" style:family="text">
      <style:text-properties officeooo:rsid="00504238"/>
    </style:style>
    <style:style style:name="T55" style:family="text">
      <style:text-properties officeooo:rsid="0050c962"/>
    </style:style>
    <style:style style:name="T56" style:family="text">
      <style:text-properties officeooo:rsid="0050f811"/>
    </style:style>
    <style:style style:name="T57" style:family="text">
      <style:text-properties officeooo:rsid="0051b3ca"/>
    </style:style>
    <style:style style:name="T58" style:family="text">
      <style:text-properties officeooo:rsid="00536c53"/>
    </style:style>
    <style:style style:name="T59" style:family="text">
      <style:text-properties officeooo:rsid="005870c7"/>
    </style:style>
    <style:style style:name="T60" style:family="text">
      <style:text-properties officeooo:rsid="00593ee9"/>
    </style:style>
    <style:style style:name="T61" style:family="text">
      <style:text-properties officeooo:rsid="005966e8"/>
    </style:style>
    <style:style style:name="T62" style:family="text">
      <style:text-properties officeooo:rsid="005ab367"/>
    </style:style>
    <style:style style:name="T63" style:family="text">
      <style:text-properties officeooo:rsid="005b5cf0"/>
    </style:style>
    <style:style style:name="T64" style:family="text">
      <style:text-properties officeooo:rsid="005c3eeb"/>
    </style:style>
    <style:style style:name="T65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6" style:family="text">
      <style:text-properties style:use-window-font-color="true" style:text-outline="false" style:text-line-through-style="none" style:text-position="0% 100%" style:font-name="DejaVu Sans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lgorithm</text:p>
      <text:p text:style-name="Standard"/>
      <text:p text:style-name="Standard">几何级数：以a*x^y次方增长，增长很客观</text:p>
      <text:p text:style-name="Standard">代数级数：a*（k+b)</text:p>
      <text:p text:style-name="Standard">算术级数（数列级数，等差级数）：a, a+d, a+2d, a+3d.....</text:p>
      <text:p text:style-name="Standard"/>
      <text:p text:style-name="Standard"/>
      <text:p text:style-name="Standard">定义：如果存在正常数c和n0使得当N&gt;=n0时T(N)&lt;=cf(N)， 则记为T(N)=O(f(N))</text:p>
      <text:p text:style-name="Standard"><text:s text:c="2"/>始终不高于一定水平</text:p>
      <text:p text:style-name="Standard"/>
      <text:p text:style-name="Standard">定义：如果存在正常数c和n0使得当N&gt;=n0时T(N)&gt;=cg(N)，则记为T(N)=<text:span text:style-name="T1">Ω</text:span><text:span text:style-name="T2">(g(N))</text:span></text:p>
      <text:p text:style-name="P1"><text:s text:c="2"/>始终不小于一定水平</text:p>
      <text:p text:style-name="P1"/>
      <text:p text:style-name="Standard"><text:span text:style-name="T2">定义：T(N)=</text:span><text:span text:style-name="T1">Θ</text:span><text:span text:style-name="T2">(h(N))当且仅当T(N)=O(h(N))且T(N)=</text:span><text:span text:style-name="T1">Ω</text:span><text:span text:style-name="T2">(g(N))</text:span></text:p>
      <text:p text:style-name="P1"><text:s text:c="2"/>等于一定水平</text:p>
      <text:p text:style-name="P1"/>
      <text:p text:style-name="Standard"><text:span text:style-name="T2">定义：如果T(N)=O(p(N))且T(N)!=</text:span><text:span text:style-name="T1">Θ</text:span><text:span text:style-name="T2">(p(N))，则T(N)=o(P(N))</text:span></text:p>
      <text:p text:style-name="P1"><text:s text:c="2"/>始终小于一定水平</text:p>
      <text:p text:style-name="P1"/>
      <text:p text:style-name="P1">算法分析方法：</text:p>
      <text:p text:style-name="P1"><text:s text:c="3"/>主要分析循环，其余分散指令算作常量。常量最终可忽略。</text:p>
      <text:p text:style-name="P1"><text:s text:c="3"/>递归采用类似T(N) = T(N-1) T(N-1)=T(N-2)。。。。T(0)=1的方法，求和，最终算出时间复杂度。</text:p>
      <text:p text:style-name="P1"/>
      <text:p text:style-name="P1"/>
      <text:p text:style-name="P5">排序算法</text:p>
      <text:p text:style-name="P1"/>
      <text:p text:style-name="P2">排序算法分类：</text:p>
      <text:p text:style-name="P28">插入排序：直接插入排序(折半插入排序，2-路插入排序)<text:span text:style-name="T17">（稳定）</text:span>，希尔排序<text:span text:style-name="T20">（不稳定）</text:span></text:p>
      <text:p text:style-name="P28">交换排序：冒泡排序<text:span text:style-name="T17">（稳定）</text:span>，快速排序<text:span text:style-name="T23">（不稳定）</text:span></text:p>
      <text:p text:style-name="P28">选择排序：直接选择排序<text:span text:style-name="T17">（不稳定）</text:span>，堆排序<text:span text:style-name="T21">（不稳定）</text:span></text:p>
      <text:p text:style-name="P28">归并排序：归并排序<text:span text:style-name="T18">（稳定）</text:span></text:p>
      <text:p text:style-name="P28">分配排序：<text:span text:style-name="T6">桶</text:span>排序<text:span text:style-name="T22">（稳定）</text:span>，基数排序<text:span text:style-name="T19">（稳定）</text:span><text:span text:style-name="T6">，计数排序</text:span><text:span text:style-name="T22">（稳定）</text:span></text:p>
      <text:p text:style-name="P28"/>
      <text:p text:style-name="P29">基于比较的排序</text:p>
      <text:p text:style-name="P28">插入<text:span text:style-name="T6">，冒泡，快速，堆，选择，归并。</text:span></text:p>
      <text:p text:style-name="P28"><text:span text:style-name="T6"><office:annotation><dc:creator>xuhejie </dc:creator><dc:date>2010-10-23T16:21:40</dc:date><text:p text:style-name="P88"><text:span text:style-name="T65">基于比较的排序算法是不能突破</text:span><text:span text:style-name="T65">O(NlogN)</text:span><text:span text:style-name="T65">的。简单证明如下：</text:span></text:p><text:p text:style-name="P88"><text:span text:style-name="T65">N</text:span><text:span text:style-name="T65">个数有</text:span><text:span text:style-name="T65">N!</text:span><text:span text:style-name="T65">个可能的排列情况，也就是说基于比较的排序算法的判定树有</text:span><text:span text:style-name="T65">N!</text:span><text:span text:style-name="T65">个叶子结点，比较次数至少为</text:span><text:span text:style-name="T65">log(N!)=O(NlogN)(</text:span><text:span text:style-name="T65">斯特林公式</text:span><text:span text:style-name="T65">)</text:span><text:span text:style-name="T65">。</text:span></text:p></office:annotation></text:span><text:span text:style-name="T6">时间复杂度不同突破</text:span><text:span text:style-name="T7">O(NlogN)</text:span></text:p>
      <text:p text:style-name="P32"/>
      <text:p text:style-name="P30">非基于比较的排序</text:p>
      <text:p text:style-name="P33">桶排序，基数排序，计数排序</text:p>
      <text:p text:style-name="P31"><text:span text:style-name="T6">时间复杂度</text:span><text:span text:style-name="T8">为O(N)，但存在空间负载度，使用非基于比较排序需要再一些特殊的情况下，以及空间复杂度允许的情况下。</text:span></text:p>
      <text:p text:style-name="P6"/>
      <text:p text:style-name="P1">O(n^2)</text:p>
      <text:p text:style-name="P1">O(nlogn)</text:p>
      <text:p text:style-name="P1">O(d . n)</text:p>
      <text:p text:style-name="P1"/>
      <text:p text:style-name="P1">待排序数据存储方式：</text:p>
      <text:p text:style-name="P41">顺序存储</text:p>
      <text:p text:style-name="P41">静态链表，表排序</text:p>
      <text:p text:style-name="P41">地址排序</text:p>
      <text:p text:style-name="P1"/>
      <text:p text:style-name="P1">以来交换元素顺序的排序算法，平均复杂度为O(N^2)</text:p>
      <text:p text:style-name="P1"/>
      <text:p text:style-name="P1"><text:soft-page-break/>定理：N个互异数的数组平均逆序数是N(N-1)/4</text:p>
      <text:p text:style-name="P1">定理：通过交换相邻元素进行排序的任何算法平均需要<text:span text:style-name="T3">Ω</text:span>(N^2)</text:p>
      <text:p text:style-name="P1"/>
      <text:p text:style-name="P1">插入排序：</text:p>
      <text:p text:style-name="P28">直接插入排序： 时间复杂度O(n^2)，如果序列为正序最快为O(N), 相比冒泡排序减少了元素交换次数。 <text:s text:c="2"/>元素比较次数：n^2 <text:s/>元素移动次数：n^2 <text:s text:c="27"/></text:p>
      <text:p text:style-name="P28"><text:s text:c="3"/>每次将一个元素插入之前序列中正确的位置。</text:p>
      <text:p text:style-name="P28"><text:s text:c="4"/><draw:frame draw:style-name="fr1" draw:name="对象1" text:anchor-type="as-char" svg:width="2.055cm" svg:height="0.49cm" draw:z-index="0"><draw:object xlink:href="./Object 1" xlink:type="simple" xlink:show="embed" xlink:actuate="onLoad"/><draw:image xlink:href="./ObjectReplacements/Object 1" xlink:type="simple" xlink:show="embed" xlink:actuate="onLoad"/></draw:frame> = 2 + 3+4+5+6...+N = <text:span text:style-name="T1">θ</text:span>(N^2)</text:p>
      <text:p text:style-name="P1"/>
      <text:p text:style-name="P2">要使得排序算法快于O(n^2)，则不能只通过交换相邻的元素完成排序，要对相距较远的元素进行比较，使得每次交换消除不只一个逆序。</text:p>
      <text:p text:style-name="P1"/>
      <text:p text:style-name="P52">折半插入排序： 时间复杂度O((n^2）/4） ～= <text:s/>O(n^2) <text:s/>减少了元素对比次数 <text:s/>元素比较次数：（n^2）/2 <text:s/>元素移动次数：n^2 </text:p>
      <text:p text:style-name="P48">每次将一个元素通过二分查找的方法插入到之前序列中正确的位置</text:p>
      <text:p text:style-name="P1"/>
      <text:p text:style-name="P1">2路插入排序：时间复杂度 <text:s/>减少元素移动次数 元素比较次数：n^2 元素移动次数：(n^2)/8</text:p>
      <text:p text:style-name="P28">使用额外存储空间，存储排序好的序列，使用与原始序列同样大小的序列空间，将额外的存储空间作为循环序列，将原始序列元素依序插入。</text:p>
      <text:p text:style-name="P1"/>
      <text:p text:style-name="P1">表插入排序： 时间复杂度O(n^2)，同样减少元素移动次数 元素比较次数：n^2 元素异动次数：n</text:p>
      <text:p text:style-name="P41">使用静态链表(一个存储数组下表的数组)，在数组下表中存储排序后的下标，再通过下标重排元素。</text:p>
      <text:p text:style-name="P1"><text:s text:c="3"/></text:p>
      <text:p text:style-name="P1">希尔排序： 时间复杂度O(n^(3/2)) 比较和移动次数：n(logn)^2</text:p>
      <text:p text:style-name="P41">每次将固定间距的几个元素进行插入排序。</text:p>
      <text:p text:style-name="P1"/>
      <text:p text:style-name="P1"/>
      <text:p text:style-name="P2">交换排序</text:p>
      <text:p text:style-name="P1">冒泡排序： 时间复杂度O(n^2)</text:p>
      <text:p text:style-name="P1">快速排序： 时间复杂度O(n^2) <text:s/>元素比较次数</text:p>
      <text:p text:style-name="P1"><text:s text:c="4"/>使用枢纽元，将元素分为两组，一组小于枢纽元，一组大于枢纽元。之后递归下去，知道小组大小为1</text:p>
      <text:p text:style-name="P1"/>
      <text:p text:style-name="P2">选择排序</text:p>
      <text:p text:style-name="P1">直接选择排序：O(N^2)</text:p>
      <text:p text:style-name="P1">堆排序： 时间复杂度O(NlogN)</text:p>
      <text:p text:style-name="P1"><text:s text:c="3"/>使用二叉树</text:p>
      <text:p text:style-name="P1"/>
      <text:p text:style-name="P2">归并排序</text:p>
      <text:p text:style-name="P1">归并排序：O(nlogn)</text:p>
      <text:p text:style-name="P1"><text:s text:c="3"/>需要额外存储空间</text:p>
      <text:p text:style-name="P1"/>
      <text:p text:style-name="P1"/>
      <text:p text:style-name="P2">计数排序<text:span text:style-name="T9">：稳定</text:span></text:p>
      <text:p text:style-name="P42">待排数据为大于等于0，小于等于k之间，存在k大小的线性存储空间，每个空间存储的存储数据存在的个数</text:p>
      <text:p text:style-name="P42"/>
      <text:p text:style-name="P56">桶排序：稳定</text:p>
      <text:p text:style-name="P53"><text:span text:style-name="T10">与计数排序类似，每个桶直接存储待排数据。如果</text:span><text:span text:style-name="T11">桶数不够，可以每个桶内存储多个数据。</text:span></text:p>
      <text:p text:style-name="P56"/>
      <text:p text:style-name="P56">基数排序：</text:p>
      <text:p text:style-name="P54"><text:span text:style-name="T12">按照数据的每一位依次排序。然后根据数据内容进行</text:span><text:span text:style-name="T13">排序</text:span><text:span text:style-name="T14">。</text:span></text:p>
      <text:p text:style-name="P57">分为MSD， LSD</text:p>
      <text:p text:style-name="P55"><text:span text:style-name="T15">MSD需要堆每个堆单独排序。而且需要稳定排序</text:span><text:span text:style-name="T16">。</text:span></text:p>
      <text:p text:style-name="P58"><text:soft-page-break/></text:p>
      <text:p text:style-name="P58"/>
      <table:table table:name="表格1" table:style-name="表格1">
        <table:table-column table:style-name="表格1.A"/>
        <table:table-column table:style-name="表格1.B" table:number-columns-repeated="2"/>
        <table:table-column table:style-name="表格1.D"/>
        <table:table-column table:style-name="表格1.E"/>
        <table:table-column table:style-name="表格1.F"/>
        <table:table-column table:style-name="表格1.G"/>
        <table:table-row>
          <table:table-cell table:style-name="表格1.A1" office:value-type="string">
            <text:p text:style-name="P63"> </text:p>
            <text:p text:style-name="P60">排序法</text:p>
            <text:p text:style-name="P63"> </text:p>
          </table:table-cell>
          <table:table-cell table:style-name="表格1.A1" office:value-type="string">
            <text:p text:style-name="P63"> </text:p>
            <text:p text:style-name="P60">最好情形</text:p>
          </table:table-cell>
          <table:table-cell table:style-name="表格1.A1" office:value-type="string">
            <text:p text:style-name="P60">平均时间</text:p>
          </table:table-cell>
          <table:table-cell table:style-name="表格1.A1" office:value-type="string">
            <text:p text:style-name="P60">最差情形</text:p>
          </table:table-cell>
          <table:table-cell table:style-name="表格1.A1" office:value-type="string">
            <text:p text:style-name="P60">稳定度</text:p>
          </table:table-cell>
          <table:table-cell table:style-name="表格1.A1" office:value-type="string">
            <text:p text:style-name="P60">额外空间</text:p>
          </table:table-cell>
          <table:table-cell table:style-name="表格1.G1" office:value-type="string">
            <text:p text:style-name="P60">备注</text:p>
          </table:table-cell>
        </table:table-row>
        <table:table-row>
          <table:table-cell table:style-name="表格1.A2" office:value-type="string">
            <text:p text:style-name="P60">冒泡</text:p>
          </table:table-cell>
          <table:table-cell table:style-name="表格1.A2" office:value-type="string">
            <text:p text:style-name="P61">O(n)</text:p>
          </table:table-cell>
          <table:table-cell table:style-name="表格1.A2" office:value-type="string">
            <text:p text:style-name="P61">O(n2)</text:p>
          </table:table-cell>
          <table:table-cell table:style-name="表格1.A2" office:value-type="string">
            <text:p text:style-name="P61">O(n2)</text:p>
          </table:table-cell>
          <table:table-cell table:style-name="表格1.A2" office:value-type="string">
            <text:p text:style-name="P60">稳定</text:p>
          </table:table-cell>
          <table:table-cell table:style-name="表格1.A2" office:value-type="string">
            <text:p text:style-name="P61">O(1)</text:p>
          </table:table-cell>
          <table:table-cell table:style-name="表格1.G2" office:value-type="string">
            <text:p text:style-name="P62"><text:span text:style-name="T24">n</text:span><text:span text:style-name="T25">小时较好</text:span></text:p>
          </table:table-cell>
        </table:table-row>
        <table:table-row>
          <table:table-cell table:style-name="表格1.A2" office:value-type="string">
            <text:p text:style-name="P60">选择</text:p>
          </table:table-cell>
          <table:table-cell table:style-name="表格1.A2" office:value-type="string">
            <text:p text:style-name="P61">O(n2)</text:p>
          </table:table-cell>
          <table:table-cell table:style-name="表格1.A2" office:value-type="string">
            <text:p text:style-name="P61">O(n2)</text:p>
          </table:table-cell>
          <table:table-cell table:style-name="表格1.A2" office:value-type="string">
            <text:p text:style-name="P61">O(n2)</text:p>
          </table:table-cell>
          <table:table-cell table:style-name="表格1.A2" office:value-type="string">
            <text:p text:style-name="P60">不稳定</text:p>
          </table:table-cell>
          <table:table-cell table:style-name="表格1.A2" office:value-type="string">
            <text:p text:style-name="P61">O(1)</text:p>
          </table:table-cell>
          <table:table-cell table:style-name="表格1.G2" office:value-type="string">
            <text:p text:style-name="P62"><text:span text:style-name="T24">n</text:span><text:span text:style-name="T25">小时较好</text:span></text:p>
          </table:table-cell>
        </table:table-row>
        <table:table-row>
          <table:table-cell table:style-name="表格1.A2" office:value-type="string">
            <text:p text:style-name="P60">插入</text:p>
          </table:table-cell>
          <table:table-cell table:style-name="表格1.A2" office:value-type="string">
            <text:p text:style-name="P61">O(n)</text:p>
          </table:table-cell>
          <table:table-cell table:style-name="表格1.A2" office:value-type="string">
            <text:p text:style-name="P61">O(n2)</text:p>
          </table:table-cell>
          <table:table-cell table:style-name="表格1.A2" office:value-type="string">
            <text:p text:style-name="P61">O(n2)</text:p>
          </table:table-cell>
          <table:table-cell table:style-name="表格1.A2" office:value-type="string">
            <text:p text:style-name="P60">稳定</text:p>
          </table:table-cell>
          <table:table-cell table:style-name="表格1.A2" office:value-type="string">
            <text:p text:style-name="P61">O(1)</text:p>
          </table:table-cell>
          <table:table-cell table:style-name="表格1.G2" office:value-type="string">
            <text:p text:style-name="P60">大部分已排序时较好</text:p>
          </table:table-cell>
        </table:table-row>
        <table:table-row>
          <table:table-cell table:style-name="表格1.A2" office:value-type="string">
            <text:p text:style-name="P60">基数</text:p>
          </table:table-cell>
          <table:table-cell table:style-name="表格1.A2" office:value-type="string">
            <text:p text:style-name="P61">O(nlogpK)</text:p>
          </table:table-cell>
          <table:table-cell table:style-name="表格1.A2" office:value-type="string">
            <text:p text:style-name="P61">O(nlogpK)</text:p>
          </table:table-cell>
          <table:table-cell table:style-name="表格1.A2" office:value-type="string">
            <text:p text:style-name="P61">O(nlogpK)</text:p>
          </table:table-cell>
          <table:table-cell table:style-name="表格1.A2" office:value-type="string">
            <text:p text:style-name="P60">稳定</text:p>
          </table:table-cell>
          <table:table-cell table:style-name="表格1.A2" office:value-type="string">
            <text:p text:style-name="P61">O(nxp)</text:p>
          </table:table-cell>
          <table:table-cell table:style-name="表格1.G2" office:value-type="string">
            <text:p text:style-name="P62"><text:span text:style-name="T24">N</text:span><text:span text:style-name="T25">组数据，</text:span><text:span text:style-name="T24">p</text:span><text:span text:style-name="T25">是基数</text:span><text:span text:style-name="T24">(</text:span><text:span text:style-name="T25">个十百</text:span><text:span text:style-name="T24">)</text:span></text:p>
          </table:table-cell>
        </table:table-row>
        <table:table-row>
          <table:table-cell table:style-name="表格1.A2" office:value-type="string">
            <text:p text:style-name="P61">Shell</text:p>
          </table:table-cell>
          <table:table-cell table:style-name="表格1.A2" office:value-type="string">
            <text:p text:style-name="P63"> </text:p>
            <text:p text:style-name="P62">………</text:p>
          </table:table-cell>
          <table:table-cell table:style-name="表格1.A2" office:value-type="string">
            <text:p text:style-name="P61">O(nlogn)</text:p>
          </table:table-cell>
          <table:table-cell table:style-name="表格1.A2" office:value-type="string">
            <text:p text:style-name="P61">O(ns) 1&lt;s&lt;2</text:p>
          </table:table-cell>
          <table:table-cell table:style-name="表格1.A2" office:value-type="string">
            <text:p text:style-name="P60">不稳定</text:p>
          </table:table-cell>
          <table:table-cell table:style-name="表格1.A2" office:value-type="string">
            <text:p text:style-name="P61">O(1)</text:p>
          </table:table-cell>
          <table:table-cell table:style-name="表格1.G2" office:value-type="string">
            <text:p text:style-name="P62"><text:span text:style-name="T24">s</text:span><text:span text:style-name="T25">是所选分组</text:span></text:p>
            <text:p text:style-name="P63"> </text:p>
          </table:table-cell>
        </table:table-row>
        <table:table-row>
          <table:table-cell table:style-name="表格1.A2" office:value-type="string">
            <text:p text:style-name="P60">快速</text:p>
          </table:table-cell>
          <table:table-cell table:style-name="表格1.A2" office:value-type="string">
            <text:p text:style-name="P61">O(nlogn)</text:p>
          </table:table-cell>
          <table:table-cell table:style-name="表格1.A2" office:value-type="string">
            <text:p text:style-name="P61">O(nlogn)</text:p>
          </table:table-cell>
          <table:table-cell table:style-name="表格1.A2" office:value-type="string">
            <text:p text:style-name="P61">O(n2)</text:p>
          </table:table-cell>
          <table:table-cell table:style-name="表格1.A2" office:value-type="string">
            <text:p text:style-name="P60">不稳定</text:p>
          </table:table-cell>
          <table:table-cell table:style-name="表格1.A2" office:value-type="string">
            <text:p text:style-name="P61">O(nlogn)</text:p>
          </table:table-cell>
          <table:table-cell table:style-name="表格1.G2" office:value-type="string">
            <text:p text:style-name="P62"><text:span text:style-name="T24">n</text:span><text:span text:style-name="T25">大时较好</text:span></text:p>
            <text:p text:style-name="P63"> </text:p>
          </table:table-cell>
        </table:table-row>
        <table:table-row>
          <table:table-cell table:style-name="表格1.A2" office:value-type="string">
            <text:p text:style-name="P60">归并</text:p>
          </table:table-cell>
          <table:table-cell table:style-name="表格1.A2" office:value-type="string">
            <text:p text:style-name="P61">O(nlogn)</text:p>
          </table:table-cell>
          <table:table-cell table:style-name="表格1.A2" office:value-type="string">
            <text:p text:style-name="P61">O(nlogn)</text:p>
          </table:table-cell>
          <table:table-cell table:style-name="表格1.A2" office:value-type="string">
            <text:p text:style-name="P61">O(nlogn)</text:p>
          </table:table-cell>
          <table:table-cell table:style-name="表格1.A2" office:value-type="string">
            <text:p text:style-name="P60">稳定</text:p>
          </table:table-cell>
          <table:table-cell table:style-name="表格1.A2" office:value-type="string">
            <text:p text:style-name="P61">O(n)</text:p>
          </table:table-cell>
          <table:table-cell table:style-name="表格1.G2" office:value-type="string">
            <text:p text:style-name="P62"><text:span text:style-name="T24">n</text:span><text:span text:style-name="T25">大时较好</text:span></text:p>
          </table:table-cell>
        </table:table-row>
        <table:table-row>
          <table:table-cell table:style-name="表格1.A2" office:value-type="string">
            <text:p text:style-name="P60">堆</text:p>
          </table:table-cell>
          <table:table-cell table:style-name="表格1.A2" office:value-type="string">
            <text:p text:style-name="P61">O(nlogn)</text:p>
          </table:table-cell>
          <table:table-cell table:style-name="表格1.A2" office:value-type="string">
            <text:p text:style-name="P61">O(nlogn)</text:p>
          </table:table-cell>
          <table:table-cell table:style-name="表格1.A2" office:value-type="string">
            <text:p text:style-name="P61">O(nlogn)</text:p>
          </table:table-cell>
          <table:table-cell table:style-name="表格1.A2" office:value-type="string">
            <text:p text:style-name="P60">不稳定</text:p>
          </table:table-cell>
          <table:table-cell table:style-name="表格1.A2" office:value-type="string">
            <text:p text:style-name="P61">O(1)</text:p>
          </table:table-cell>
          <table:table-cell table:style-name="表格1.G2" office:value-type="string">
            <text:p text:style-name="P62"><text:span text:style-name="T24">n</text:span><text:span text:style-name="T25">大时较好</text:span></text:p>
            <text:p text:style-name="P63"> </text:p>
          </table:table-cell>
        </table:table-row>
      </table:table>
      <text:p text:style-name="P58"/>
      <text:p text:style-name="P21"/>
      <text:p text:style-name="P1"/>
      <text:p text:style-name="P3">第一章引论</text:p>
      <text:p text:style-name="P1">1.数学知识</text:p>
      <text:p text:style-name="P22">指数：</text:p>
      <text:p text:style-name="P22">对数：</text:p>
      <text:p text:style-name="P22">级数：</text:p>
      <text:p text:style-name="P25">几何级数：以a*x^y次方增长，增长很客观</text:p>
      <text:p text:style-name="P27">代数级数：a*（k+b)</text:p>
      <text:p text:style-name="P26">算术级数（数列级数，等差级数）：a, a+d, a+2d, a+3d.....</text:p>
      <text:p text:style-name="P26"/>
      <text:p text:style-name="P26">收敛级数，发散级数 - 通过计算极限得知</text:p>
      <text:p text:style-name="P1"/>
      <text:p text:style-name="P1">2.模运算：</text:p>
      <text:p text:style-name="P23">如果N整出A-B，那么我们就说A与B模N同余</text:p>
      <text:p text:style-name="P1"/>
      <text:p text:style-name="P1">3.证明方法：</text:p>
      <text:p text:style-name="P23">归纳法：假设当前有限数k的所有情况成立，然后使用这个假设证明下一个值(k+1)也是成立的</text:p>
      <text:p text:style-name="P1"/>
      <text:p text:style-name="P1">4.递归简论：<office:annotation><dc:creator>xuhejie </dc:creator><dc:date>2010-09-30T14:24:09</dc:date><text:p text:style-name="P88"><text:span text:style-name="T66">1.</text:span><text:span text:style-name="T66">对于数值计算使用递归通常不是好的主意</text:span></text:p><text:p text:style-name="P88"><text:span text:style-name="T66">2.mod</text:span><text:span text:style-name="T66">操作的耗费很大，应该避免</text:span></text:p></office:annotation></text:p>
      <text:p text:style-name="P24">1.基准情形：必须存在基准情形，使得递归调用退出</text:p>
      <text:p text:style-name="P24">2.不断推进：确认每一次递归调用都必须情况朝基准情形方向前进</text:p>
      <text:p text:style-name="P24">3.设计法则：假设所有递归调用都能运行</text:p>
      <text:p text:style-name="P24">4合成效益法则：</text:p>
      <text:p text:style-name="P1"/>
      <text:p text:style-name="P1">第二章 算法分析</text:p>
      <text:p text:style-name="P1">1.数学基础</text:p>
      <text:p text:style-name="P1">算法复杂度：</text:p>
      <text:p text:style-name="Standard">定义：如果存在正常数c和n0使得当N&gt;=n0时T(N)&lt;=cf(N)， 则记为T(N)=O(f(N))</text:p>
      <text:p text:style-name="Standard"><text:s text:c="2"/>始终不高于一定水平</text:p>
      <text:p text:style-name="Standard"/>
      <text:p text:style-name="Standard">定义：如果存在正常数c和n0使得当N&gt;=n0时T(N)&gt;=cg(N)，则记为T(N)=<text:span text:style-name="T1">Ω</text:span><text:span text:style-name="T2">(g(N))</text:span></text:p>
      <text:p text:style-name="P1"><text:s text:c="2"/>始终不小于一定水平</text:p>
      <text:p text:style-name="P1"/>
      <text:p text:style-name="Standard"><text:span text:style-name="T2">定义：T(N)=</text:span><text:span text:style-name="T1">Θ</text:span><text:span text:style-name="T2">(h(N))当且仅当T(N)=O(h(N))且T(N)=</text:span><text:span text:style-name="T1">Ω</text:span><text:span text:style-name="T2">(g(N))</text:span></text:p>
      <text:p text:style-name="P1"><text:s text:c="2"/>等于一定水平</text:p>
      <text:p text:style-name="P1"/>
      <text:p text:style-name="Standard"><text:span text:style-name="T2">定义：如果T(N)=O(p(N))且T(N)!=</text:span><text:span text:style-name="T1">Θ</text:span><text:span text:style-name="T2">(p(N))，则T(N)=o(P(N))</text:span></text:p>
      <text:p text:style-name="P1"><text:s text:c="2"/>始终小于一定水平</text:p>
      <text:p text:style-name="P1"/>
      <text:p text:style-name="P1">在表示算法复杂度级别时，低阶项和常数，一般可以弃掉</text:p>
      <text:p text:style-name="P1"/>
      <text:p text:style-name="P1">通过相对增长率使用极限来判断 <text:s/>lim f(N)/g(N)</text:p>
      <text:p text:style-name="P1">极限是0: <text:s text:c="2"/>f(N)=o(g(N))</text:p>
      <text:p text:style-name="P1">极限是c &lt;&gt; 0: <text:s/>f(N) = <text:span text:style-name="T1">Θ</text:span>(g(N))</text:p>
      <text:p text:style-name="P1">极限是<text:span text:style-name="T4">∞: </text:span><text:span text:style-name="T5"><text:s/>g(N)=o(f(N))</text:span></text:p>
      <text:p text:style-name="P4">极限摆动： 二中无关</text:p>
      <text:p text:style-name="P4"/>
      <text:p text:style-name="P1"/>
      <text:p text:style-name="P1">2 一般法则</text:p>
      <text:p text:style-name="P1">法则1： for循环</text:p>
      <text:p text:style-name="P1">循环内语句的运行时间乘以次数</text:p>
      <text:p text:style-name="P1"/>
      <text:p text:style-name="P1"><text:soft-page-break/>法则2 嵌套循环</text:p>
      <text:p text:style-name="P1"/>
      <text:p text:style-name="P1">法则3 顺序语句</text:p>
      <text:p text:style-name="P1">求和取最大</text:p>
      <text:p text:style-name="P1"/>
      <text:p text:style-name="P1">法则4IF/ELSE语句</text:p>
      <text:p text:style-name="P1">分支中最长者的运行时间</text:p>
      <text:p text:style-name="P1"/>
      <text:p text:style-name="P1">3 运行时间中的对数</text:p>
      <text:p text:style-name="P1">如果一个算法用常数时间O(1)将问题的大小削减为其中一部分(通常是1/2)，那么该算法是O(logN)。另一方面，如果使用常数时间只是把问题减少一个常数（如将问题减少1），那么这种算法就是O(N)</text:p>
      <text:p text:style-name="P1"/>
      <text:p text:style-name="P8">第三章 表、栈和队列</text:p>
      <text:p text:style-name="P9">表：</text:p>
      <text:p text:style-name="P9">顺序表</text:p>
      <text:p text:style-name="P9">链表：</text:p>
      <text:p text:style-name="P9">多项式计算：可以链表存储多项式，并进行多项式加法和乘法晕死</text:p>
      <text:p text:style-name="P9">基数排序：每次按照待排数据的一位进行排序。</text:p>
      <text:p text:style-name="P9">多重表：</text:p>
      <text:p text:style-name="P9"/>
      <text:p text:style-name="P10">栈：</text:p>
      <text:p text:style-name="P10">平衡符号：判断()或者&lt;&gt;之类的标记完整性。</text:p>
      <text:p text:style-name="P7"><text:span text:style-name="T26">后缀表达式：可使用栈对后缀表达式进行求职。遇到运算符</text:span><text:span text:style-name="T29">则弹出两个数字进行运算再放入栈中</text:span></text:p>
      <text:p text:style-name="P7"><text:span text:style-name="T26">中缀转后缀表达式：</text:span><text:span text:style-name="T28">数字直接输出，运算符压入栈中，如遇到低优先级的运算符，则弹出所有小的运算符。</text:span></text:p>
      <text:p text:style-name="P7"><text:span text:style-name="T26"><office:annotation><dc:creator>soulxu </dc:creator><dc:date>2010-10-24T17:27:16</dc:date><text:p text:style-name="P88"><text:span text:style-name="T65">尾递归是不好的实现。通常编译器会用</text:span><text:span text:style-name="T65">goto</text:span><text:span text:style-name="T65">语句将其优化掉</text:span></text:p></office:annotation></text:span><text:span text:style-name="T26">函数调用</text:span><text:span text:style-name="T27">：</text:span></text:p>
      <text:p text:style-name="P11"/>
      <text:p text:style-name="P12">队列：</text:p>
      <text:p text:style-name="P12"/>
      <text:p text:style-name="P12"/>
      <text:p text:style-name="P15">第四章 树</text:p>
      <text:p text:style-name="P13">树概念：</text:p>
      <text:p text:style-name="P39"><text:span text:style-name="T39">节点的度</text:span><text:span text:style-name="T30">：一个节点含有的子树的个数称为该节点的度；</text:span></text:p>
      <text:p text:style-name="P39"><text:span text:style-name="T38">叶节点</text:span>或<text:span text:style-name="T38">终端节点</text:span>：度为零的节点称为叶节点；</text:p>
      <text:p text:style-name="P39"><text:span text:style-name="T38">非终端节点</text:span>或<text:span text:style-name="T38">分支节点</text:span>：度不为零的节点；</text:p>
      <text:p text:style-name="P39"><text:span text:style-name="T38">双亲节点</text:span>：在含有孩子的节点中，这个节点称为孩子节点的双亲节点；</text:p>
      <text:p text:style-name="P39"><text:span text:style-name="T38">孩子节点</text:span>：一个节点子树的根节点称为孩子节点；</text:p>
      <text:p text:style-name="P39"><text:span text:style-name="T38">兄弟节点</text:span>：具有相同双亲节点的节点互称为兄弟节点；</text:p>
      <text:p text:style-name="P40"><text:span text:style-name="T41">树的度</text:span><text:span text:style-name="T42">：一棵树中，最大的节点的度称为树的度；</text:span></text:p>
      <text:p text:style-name="P40"><text:span text:style-name="T41">节点的层次</text:span><text:span text:style-name="T42">：从根开始定义起，根为第</text:span><text:span text:style-name="T40">0</text:span><text:span text:style-name="T42">层，根的孩子为第</text:span><text:span text:style-name="T40">1</text:span><text:span text:style-name="T42">层；</text:span></text:p>
      <text:p text:style-name="P40"><text:span text:style-name="T41">树的高度</text:span><text:span text:style-name="T42">或</text:span><text:span text:style-name="T41">深度</text:span><text:span text:style-name="T42">：树中节点的最大层次；叶子结点的高度</text:span><text:span text:style-name="T43">为1，空树的高度为0</text:span></text:p>
      <text:p text:style-name="P40"><text:span text:style-name="T41">堂兄弟</text:span><text:span text:style-name="T42">：双亲在同一层的节点互为堂兄弟；</text:span></text:p>
      <text:p text:style-name="P40"><text:span text:style-name="T41">节点的祖先</text:span><text:span text:style-name="T42">：从根到该节点所经分支上的所有节点；</text:span></text:p>
      <text:p text:style-name="P40"><text:span text:style-name="T41">子孙</text:span><text:span text:style-name="T42">：以某节点为根的子树中任一节点都称为该节点的子孙。</text:span></text:p>
      <text:p text:style-name="P40"><text:span text:style-name="T41">森林</text:span><text:span text:style-name="T42">：由</text:span><text:span text:style-name="T40">m</text:span><text:span text:style-name="T42">（</text:span><text:span text:style-name="T40">m&gt;=0</text:span><text:span text:style-name="T42">）棵互不相交的树的集合称为森林；</text:span></text:p>
      <text:p text:style-name="P15"/>
      <text:p text:style-name="P15"/>
      <text:p text:style-name="P65"/>
      <text:p text:style-name="P66"><text:soft-page-break/>树的种类：</text:p>
      <text:p text:style-name="P49"><text:span text:style-name="T45">无序树：树中任意节点的子结点之间没有顺序关系，这种树称为无序树</text:span><text:span text:style-name="T46">,</text:span><text:span text:style-name="T45">也称为</text:span><text:a xlink:type="simple" xlink:href="http://zh.wikipedia.org/wiki/自由树"><text:span text:style-name="T48">自由树</text:span></text:a><text:span text:style-name="T46">;</text:span></text:p>
      <text:p text:style-name="P50"/>
      <text:p text:style-name="P51">有序树：树中任意节点的子结点之间有顺序关系，这种树称为有序树；</text:p>
      <text:list xml:id="list190119250" text:style-name="L1">
        <text:list-item>
          <text:list>
            <text:list-item>
              <text:p text:style-name="P87"><text:a xlink:type="simple" xlink:href="http://zh.wikipedia.org/wiki/二叉树"><text:span text:style-name="T47">二叉树</text:span></text:a><text:span text:style-name="T44">：每个节点最多含有两个子树的树称为二叉树；</text:span></text:p>
              <text:list>
                <text:list-item>
                  <text:p text:style-name="P87"><text:a xlink:type="simple" xlink:href="http://zh.wikipedia.org/wiki/完全二叉树"><text:span text:style-name="T47">完全二叉树</text:span></text:a></text:p>
                </text:list-item>
                <text:list-item>
                  <text:p text:style-name="P87"><text:a xlink:type="simple" xlink:href="http://zh.wikipedia.org/w/index.php?title=满二叉树&amp;action=edit&amp;redlink=1"><text:span text:style-name="T50">满二叉树</text:span></text:a></text:p>
                </text:list-item>
              </text:list>
            </text:list-item>
            <text:list-item>
              <text:p text:style-name="P87"><text:a xlink:type="simple" xlink:href="http://zh.wikipedia.org/w/index.php?title=霍夫曼树&amp;action=edit&amp;redlink=1"><text:span text:style-name="T50">霍夫曼树</text:span></text:a><text:span text:style-name="T44">：</text:span><text:a xlink:type="simple" xlink:href="http://zh.wikipedia.org/w/index.php?title=带权路径&amp;action=edit&amp;redlink=1"><text:span text:style-name="T50">带权路径</text:span></text:a><text:span text:style-name="T44">最短的二叉树称为哈夫曼树或最优二叉树；</text:span></text:p>
            </text:list-item>
            <text:list-item>
              <text:p text:style-name="P87"><text:a xlink:type="simple" xlink:href="http://zh.wikipedia.org/wiki/B树"><text:span text:style-name="T49">B</text:span></text:a><text:a xlink:type="simple" xlink:href="http://zh.wikipedia.org/wiki/B树"><text:span text:style-name="T47">树</text:span></text:a></text:p>
            </text:list-item>
          </text:list>
        </text:list-item>
      </text:list>
      <text:p text:style-name="P15"/>
      <text:p text:style-name="P15"/>
      <text:p text:style-name="P15"/>
      <text:p text:style-name="P15">二叉树:</text:p>
      <text:p text:style-name="P15"/>
      <text:p text:style-name="P67">二叉树概念：</text:p>
      <text:p text:style-name="P72">完全二叉树：</text:p>
      <text:p text:style-name="P73"><text:span text:style-name="T36">满二叉树：拥有最大结点</text:span><text:span text:style-name="T37">树</text:span></text:p>
      <text:p text:style-name="P69"/>
      <text:p text:style-name="P69">二叉查找树(二叉搜索树，二叉排序树，B树)：</text:p>
      <text:p text:style-name="P75">结点的左子树中的所有关键值都小于结点的关键值，右子树中的所有关键值都大于结点的关键值。</text:p>
      <text:p text:style-name="P76"><text:span text:style-name="T30">删除: 用</text:span><text:span text:style-name="T31">左子树的最小关键值代替被删除结点。</text:span></text:p>
      <text:p text:style-name="P70"/>
      <text:p text:style-name="P70">平衡树<text:span text:style-name="T51">：</text:span></text:p>
      <text:p text:style-name="P77">AVL 平衡树：</text:p>
      <text:p text:style-name="P78"><text:span text:style-name="T32">为二叉查找树添加自动平衡的功能，平衡条件</text:span><text:span text:style-name="T33">为 </text:span><text:span text:style-name="T32">结点的左右子树高度差必须小于2.</text:span></text:p>
      <text:p text:style-name="P78"><text:span text:style-name="T32">通过旋转结点</text:span><text:span text:style-name="T33">来降低结点的高度，通常分为四种情况，左左，左右，右左，右右。</text:span></text:p>
      <text:p text:style-name="P80"/>
      <text:p text:style-name="P68"><text:span text:style-name="T33"><text:s/>红黑</text:span><text:span text:style-name="T51">树：</text:span></text:p>
      <text:p text:style-name="P79">没有AVL那么严格，因此查找性能会差一点，但插入性能会好一些，它减少了旋转的次数。<text:span text:style-name="T58">但统计性能高于AVL树。</text:span></text:p>
      <text:p text:style-name="P71"/>
      <text:p text:style-name="P71"><text:s text:c="2"/>SBT:</text:p>
      <text:p text:style-name="P74"><text:bookmark text:name="question-content"/>陈启峰发明的平衡树</text:p>
      <text:p text:style-name="P64"/>
      <text:p text:style-name="P59"/>
      <text:p text:style-name="P16"/>
      <text:p text:style-name="P14"><text:span text:style-name="T33">伸展树</text:span><text:span text:style-name="T34">：</text:span></text:p>
      <text:p text:style-name="P34"><text:span text:style-name="T34">自动调整被访问的结点。保证</text:span><text:span text:style-name="T35">M次操作的花费最多O(MlogN)</text:span></text:p>
      <text:p text:style-name="P81">主要分为之子型和一字型旋转</text:p>
      <text:p text:style-name="P17"/>
      <text:p text:style-name="P18">B-树(多路搜索树)：</text:p>
      <text:p text:style-name="P35">适用于索引<text:span text:style-name="T52">，</text:span></text:p>
      <text:p text:style-name="P36">M阶B树：</text:p>
      <text:p text:style-name="P35"><text:span text:style-name="T53">除根外，</text:span><text:span text:style-name="T52">任意非叶子节点的儿子树在</text:span><text:span text:style-name="T53">M/2和M之间。</text:span></text:p>
      <text:p text:style-name="P37">根节点的儿子数为2-M之间。</text:p>
      <text:p text:style-name="P37">所有树叶都在相同的深度上</text:p>
      <text:p text:style-name="P37"/>
      <text:p text:style-name="P38">M=3或4比较合适，M再大插入和删除的时间将增加</text:p>
      <text:p text:style-name="P37"/>
      <text:p text:style-name="P18"/>
      <text:p text:style-name="P18">B+树：</text:p>
      <text:p text:style-name="P44"><text:soft-page-break/>是B-树的一种变种<text:span text:style-name="T54">。</text:span></text:p>
      <text:p text:style-name="P46">非叶子节点的子树指针与关键字个数相同。</text:p>
      <text:p text:style-name="P45"><text:span text:style-name="T54">非叶子节点的子树指针P[i],指向关键字属于[K[i],K[i+1]</text:span><text:span text:style-name="T55">）</text:span><text:span text:style-name="T54"> (b-树是开区间)</text:span></text:p>
      <text:p text:style-name="P45"><text:span text:style-name="T54">所有叶子节点用指针相连</text:span><text:span text:style-name="T56">，估计是为了插入节点时分裂用的。</text:span></text:p>
      <text:p text:style-name="P47"/>
      <text:p text:style-name="P45"><text:span text:style-name="T56">适合硬盘</text:span><text:span text:style-name="T57">式的IO。叶子节点固定大小，一般把叶子节点大小定位IO块的大小。使得数据可以一次读取出来</text:span></text:p>
      <text:p text:style-name="P18"/>
      <text:p text:style-name="P18">B*树：</text:p>
      <text:p text:style-name="P43">是B+树的一种变种，非根和非叶子结点再添加一个兄弟链指针。</text:p>
      <text:p text:style-name="P19"/>
      <text:p text:style-name="P19"/>
      <text:p text:style-name="P15"/>
      <text:p text:style-name="P15">哈希<text:span text:style-name="T59">表：</text:span></text:p>
      <text:p text:style-name="P15"><text:span text:style-name="T59"/></text:p>
      <text:p text:style-name="P15"><text:span text:style-name="T59">首先哈希表需要一个哈希算法。实用哈希算法将数据映射到存储未知。</text:span></text:p>
      <text:p text:style-name="P15"><text:span text:style-name="T59"/></text:p>
      <text:p text:style-name="P15"><text:span text:style-name="T59">一个好得哈希算法是能够将数据均匀的分布在存储空间当中。</text:span></text:p>
      <text:p text:style-name="P15"><text:span text:style-name="T59"/></text:p>
      <text:p text:style-name="P15"><text:span text:style-name="T59">通常key的数量要大于表的大小，所以大多实用hash(key) % TableSize。因此为了能够均匀的分布，TableSize最好为质数。如果不是质数，如TableSize = 10，而所有Key的个位都是0，则所有的数据将都集中在一个存储单元当中。</text:span></text:p>
      <text:p text:style-name="P15"><text:span text:style-name="T59"/></text:p>
      <text:p text:style-name="P15"><text:span text:style-name="T59">对于key为整数，hash算法通常就为Key % TableSize，除非key有特殊的分布规律。</text:span></text:p>
      <text:p text:style-name="P15"><text:span text:style-name="T59"/></text:p>
      <text:p text:style-name="P15"><text:span text:style-name="T59"/></text:p>
      <text:p text:style-name="P83"><text:span text:style-name="T59">key实用最多的是字符串。下面分析字符串的hash算法。假设key的最长8个字符</text:span></text:p>
      <text:p text:style-name="P83"><text:span text:style-name="T59"/></text:p>
      <text:p text:style-name="P15"><text:span text:style-name="T59">例子：</text:span></text:p>
      <text:p text:style-name="P83"><text:span text:style-name="T59">uint hash(char *key, int tablesize) {</text:span></text:p>
      <text:p text:style-name="P83"><text:span text:style-name="T59"><text:tab/>uint h = 0;</text:span></text:p>
      <text:p text:style-name="P83"><text:span text:style-name="T59"><text:tab/>while (*key != NULL) {</text:span></text:p>
      <text:p text:style-name="P83"><text:span text:style-name="T59"><text:tab/><text:tab/>h += key++;</text:span></text:p>
      <text:p text:style-name="P83"><text:span text:style-name="T59"><text:tab/>}</text:span></text:p>
      <text:p text:style-name="P83"><text:span text:style-name="T59"/></text:p>
      <text:p text:style-name="P83"><text:span text:style-name="T59"><text:tab/>return h % tablesize;</text:span></text:p>
      <text:p text:style-name="P83"><text:span text:style-name="T59">}</text:span></text:p>
      <text:p text:style-name="P83"><text:span text:style-name="T59"/></text:p>
      <text:p text:style-name="P83"><text:span text:style-name="T59">这个hash算法很简单，只是将所有字符相加。而且此算法中，每个字符最高127。最多算出8*127=1016个hash值。因此表如果大于1016并没有用，大部分值将只分布在1016个存储单元当中。而且如key = 'abc', 'cba','acb''bac'等都将产生冲突。</text:span></text:p>
      <text:p text:style-name="P83"><text:span text:style-name="T59"/></text:p>
      <text:p text:style-name="P83"><text:span text:style-name="T59">另一个例子为:</text:span></text:p>
      <text:p text:style-name="P83"><text:span text:style-name="T59"/></text:p>
      <text:p text:style-name="P83"><text:span text:style-name="T59">uint hash(char *key, int tablesize) {</text:span></text:p>
      <text:p text:style-name="P83"><text:span text:style-name="T59"><text:tab/>reurn ( key[0] + 27 *Key[1] + 729 *key[2]) % tablesize;</text:span></text:p>
      <text:p text:style-name="P83"><text:span text:style-name="T59">}</text:span></text:p>
      <text:p text:style-name="P83"><text:span text:style-name="T59"/></text:p>
      <text:p text:style-name="P83"><text:span text:style-name="T59">这个算法</text:span><text:span text:style-name="T60">只使用了前三个字符，其中</text:span><text:span text:style-name="T59">27表示26个字符加一个空格。这个算法其实说明了</text:span><text:span text:style-name="T60">，将三个三个字符的只分布在hash值的不同二进制为上。这样就实现了可以产生27^3个hash值。但实际上这个hash算法的效果也并不好。在实际生活中，前三个字符并不是随机的。是有一定规律的。</text:span></text:p>
      <text:p text:style-name="P83"><text:span text:style-name="T60"/></text:p>
      <text:p text:style-name="P83"><text:span text:style-name="T60">第三个例子</text:span></text:p>
      <text:p text:style-name="P83"><text:soft-page-break/><text:span text:style-name="T60"/></text:p>
      <text:p text:style-name="P84"><text:span text:style-name="T60">uint hash(char *key, int tablesize) {</text:span></text:p>
      <text:p text:style-name="P84"><text:span text:style-name="T60"><text:tab/>uint h = 0;</text:span></text:p>
      <text:p text:style-name="P84"><text:span text:style-name="T60"/></text:p>
      <text:p text:style-name="P84"><text:span text:style-name="T60"><text:tab/>while(*key != NULL) {</text:span></text:p>
      <text:p text:style-name="P84"><text:span text:style-name="T60"><text:tab/><text:tab/>h = (h &lt;&lt; 5) + *key++;</text:span></text:p>
      <text:p text:style-name="P84"><text:span text:style-name="T60"><text:tab/>}</text:span></text:p>
      <text:p text:style-name="P84"><text:span text:style-name="T60"/></text:p>
      <text:p text:style-name="P84"><text:span text:style-name="T60"><text:tab/>return h % tablesize;</text:span></text:p>
      <text:p text:style-name="P84"><text:span text:style-name="T60">}</text:span></text:p>
      <text:p text:style-name="P84"><text:span text:style-name="T60"/></text:p>
      <text:p text:style-name="P84"><text:span text:style-name="T60">其实这个算法的想法也是类似与利用上算出的hash值二进制上的各位。是分布范围不会太集中。这个可能只是将所有字符都用于计算hash值，比起前一个算法只用前三个可能能产生更随机的范围。</text:span></text:p>
      <text:p text:style-name="P84"><text:span text:style-name="T60"/></text:p>
      <text:p text:style-name="P84"><text:span text:style-name="T60">好得hash算法需要注意如下：</text:span></text:p>
      <text:p text:style-name="P84"><text:span text:style-name="T60">*算出的hash值，可平均分布在存储中</text:span></text:p>
      <text:p text:style-name="P84"><text:span text:style-name="T60">*对于有特定规律的数据，单独设计hash算法。否则可以实用网上现成的成果。</text:span></text:p>
      <text:p text:style-name="P84"><text:span text:style-name="T60"/></text:p>
      <text:p text:style-name="P84"><text:span text:style-name="T60"/></text:p>
      <text:p text:style-name="P84"><text:span text:style-name="T60">冲突解决办法：</text:span></text:p>
      <text:p text:style-name="P84"><text:span text:style-name="T60"/></text:p>
      <text:p text:style-name="P84"><text:span text:style-name="T60">通常hash表的大小不可能和hash值的取值范围一样大，所以需要一些方法来解决冲突。</text:span></text:p>
      <text:p text:style-name="P84"><text:span text:style-name="T60"/></text:p>
      <text:p text:style-name="P84"><text:span text:style-name="T60">装填因子(load factor)：hash表中元素的个数与hash表大小的比</text:span></text:p>
      <text:p text:style-name="P84"><text:span text:style-name="T60"/></text:p>
      <text:p text:style-name="P84"><text:span text:style-name="T60">装填因子</text:span><text:span text:style-name="T61">越小，性能越好，产生的冲突越小。</text:span></text:p>
      <text:p text:style-name="P84"><text:span text:style-name="T61"/></text:p>
      <text:p text:style-name="P84"><text:span text:style-name="T61"/></text:p>
      <text:p text:style-name="P84"><text:span text:style-name="T61">分离链接法：</text:span></text:p>
      <text:p text:style-name="P85"><text:span text:style-name="T61">hash表中，每个存储单元是一个链表，每个分布到该存储单元的数据都存储在该链表当中。链表也可以是排序的，这样可加速查找。其实也可以是其他数据类型，如二叉查找树。</text:span></text:p>
      <text:p text:style-name="P85"><text:span text:style-name="T61"/></text:p>
      <text:p text:style-name="P85"><text:span text:style-name="T61">开放定址法：</text:span></text:p>
      <text:p text:style-name="P85"><text:span text:style-name="T61">该方法不是用指针，或其他数据类型，而是实用如下公式：</text:span></text:p>
      <text:p text:style-name="P85"><text:span text:style-name="T61">(hash(x) + f(i)) % tablesize</text:span></text:p>
      <text:p text:style-name="P85"><text:span text:style-name="T61">其中i为探测的次数。当第i次探测不成功时，则实用f(i+1)实现下一次探测。</text:span></text:p>
      <text:p text:style-name="P85"><text:span text:style-name="T61">对于开放定址法 装填因子 最好低于0.5</text:span></text:p>
      <text:p text:style-name="P85"><text:span text:style-name="T61"/></text:p>
      <text:p text:style-name="P85"><text:span text:style-name="T61">线性探测法： f(i) = I</text:span></text:p>
      <text:p text:style-name="P85"><text:span text:style-name="T61"/></text:p>
      <text:p text:style-name="P85"><text:span text:style-name="T61">平方探测法：f(i) = i^2</text:span></text:p>
      <text:p text:style-name="P85"><text:span text:style-name="T61"/></text:p>
      <text:p text:style-name="P85"><text:span text:style-name="T61">双散列: f(i) = I * hash2(X) <text:s/>在f(i)中实用了另一个hash算法。在实践当中，平方探测要好于该方法。</text:span></text:p>
      <text:p text:style-name="P85"><text:span text:style-name="T61"/></text:p>
      <text:p text:style-name="P85"><text:span text:style-name="T61"/></text:p>
      <text:p text:style-name="P85"><text:span text:style-name="T61"/></text:p>
      <text:p text:style-name="P85"><text:span text:style-name="T61">再散列： 就是</text:span><text:span text:style-name="T62">当散列表已经实用一半的存储空间时，创建一个新的两倍大的散列表，在将数据重新散列到新表当中，实现动态扩充。</text:span></text:p>
      <text:p text:style-name="P85"><text:span text:style-name="T62"/></text:p>
      <text:p text:style-name="P85"><text:span text:style-name="T62">可扩展散列：类似于b-树，只有一个目录，每个目录项对应一个叶子。目录实用数据的前几位，而叶子中的数据的前几位都等于目录中的。那么目录则在主存当中存储，叶子用于磁盘存储，该方法用于数据太大不能放入主存当中的情况。</text:span></text:p>
      <text:p text:style-name="P84"><text:soft-page-break/><text:span text:style-name="T60"/></text:p>
      <text:p text:style-name="P86"><text:span text:style-name="T63">Qt当中，qhash使用了分离链接法。</text:span><text:span text:style-name="T64">并可自动扩展大小，还使用了预分配，省去分配链表节点的时间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sans-serif" svg:font-family="sans-serif"/>
    <style:font-face style:name="DejaVu Serif1" svg:font-family="'DejaVu Serif'" style:font-family-generic="roman"/>
    <style:font-face style:name="DejaVu Sans1" svg:font-family="'DejaVu Sans'" style:font-family-generic="swiss"/>
    <style:font-face style:name="Ubuntu" svg:font-family="Ubuntu" style:font-family-generic="swiss"/>
    <style:font-face style:name="DejaVu Sans3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erif2" svg:font-family="'DejaVu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3" style:font-size-asian="10pt" style:font-name-complex="DejaVu Sans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ulxu </meta:initial-creator>
    <meta:creation-date>2010-08-01T16:50:42</meta:creation-date>
    <dc:date>2011-02-20T18:01:03</dc:date>
    <dc:creator>soulxu </dc:creator>
    <meta:editing-duration>PT24H17M47S</meta:editing-duration>
    <meta:editing-cycles>101</meta:editing-cycles>
    <meta:generator>OpenOffice.org/3.2$Linux OpenOffice.org_project/320m19$Build-9505</meta:generator>
    <meta:document-statistic meta:table-count="1" meta:image-count="0" meta:object-count="1" meta:page-count="9" meta:paragraph-count="304" meta:word-count="2488" meta:character-count="5830"/>
  </office:meta>
</office:document-meta>
</file>

<file path=Object 1/content.xml><?xml version="1.0" encoding="utf-8"?>
<math xmlns="http://www.w3.org/1998/Math/MathML">
  <semantics>
    <mrow>
      <mrow>
        <mrow>
          <mi>i</mi>
          <mi mathvariant="normal">=</mi>
          <mn>2</mn>
        </mrow>
      </mrow>
      <mrow>
        <mi>N</mi>
        <mi>i</mi>
      </mrow>
    </mrow>
    <annotation encoding="StarMath 5.0">from{i=2} to{N} i
 </annotation>
  </semantics>
</math>
</file>